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style:font-family-generic="swiss" style:font-pitch="variable"/>
  </office:font-face-decls>
  <office:automatic-styles>
    <style:style style:name="Tableau1" style:family="table">
      <style:table-properties style:width="17.59cm" table:align="left"/>
    </style:style>
    <style:style style:name="Tableau1.A" style:family="table-column">
      <style:table-column-properties style:column-width="3.136cm"/>
    </style:style>
    <style:style style:name="Tableau1.B" style:family="table-column">
      <style:table-column-properties style:column-width="5.666cm"/>
    </style:style>
    <style:style style:name="Tableau1.C" style:family="table-column">
      <style:table-column-properties style:column-width="8.788cm"/>
    </style:style>
    <style:style style:name="Tableau1.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style:font-name="Trebuchet MS" fo:language="zxx" fo:country="none" style:language-asian="zxx" style:country-asian="none" style:language-complex="zxx" style:country-complex="none"/>
    </style:style>
    <style:style style:name="P2" style:family="paragraph" style:parent-style-name="Heading_20_2">
      <style:text-properties style:font-name="Trebuchet MS" fo:language="zxx" fo:country="none" style:language-asian="zxx" style:country-asian="none" style:language-complex="zxx" style:country-complex="none"/>
    </style:style>
    <style:style style:name="P3" style:family="paragraph" style:parent-style-name="Heading_20_3">
      <style:text-properties style:font-name="Trebuchet MS" fo:language="zxx" fo:country="none" style:language-asian="zxx" style:country-asian="none" style:language-complex="zxx" style:country-complex="none"/>
    </style:style>
    <style:style style:name="P4" style:family="paragraph" style:parent-style-name="Horizontal_20_Line">
      <style:text-properties style:font-name="Trebuchet M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Trebuchet MS" fo:language="zxx" fo:country="none" style:language-asian="zxx" style:country-asian="none" style:language-complex="zxx" style:country-complex="none"/>
    </style:style>
    <style:style style:name="P6" style:family="paragraph" style:parent-style-name="Table_20_Contents">
      <style:text-properties style:font-name="Trebuchet MS" fo:language="zxx" fo:country="none" style:language-asian="zxx" style:country-asian="none" style:language-complex="zxx" style:country-complex="none"/>
    </style:style>
    <style:style style:name="P7" style:family="paragraph" style:parent-style-name="Table_20_Heading">
      <style:text-properties style:font-name="Trebuchet MS" fo:language="zxx" fo:country="none" style:language-asian="zxx" style:country-asian="none" style:language-complex="zxx" style:country-complex="none"/>
    </style:style>
    <style:style style:name="P8" style:family="paragraph" style:parent-style-name="Text_20_body">
      <style:text-properties style:font-name="Trebuchet MS" fo:language="zxx" fo:country="none" style:language-asian="zxx" style:country-asian="none" style:language-complex="zxx" style:country-complex="none"/>
    </style:style>
    <style:style style:name="P9" style:family="paragraph" style:parent-style-name="Text_20_body" style:list-style-name="L4">
      <style:text-properties style:font-name="Trebuchet MS" fo:language="zxx" fo:country="none" style:language-asian="zxx" style:country-asian="none" style:language-complex="zxx" style:country-complex="none"/>
    </style:style>
    <style:style style:name="P10" style:family="paragraph" style:parent-style-name="Text_20_body" style:list-style-name="L5">
      <style:text-properties style:font-name="Trebuchet MS" fo:language="zxx" fo:country="none" style:language-asian="zxx" style:country-asian="none" style:language-complex="zxx" style:country-complex="none"/>
    </style:style>
    <style:style style:name="P11" style:family="paragraph" style:parent-style-name="Text_20_body" style:list-style-name="L6">
      <style:text-properties style:font-name="Trebuchet MS" fo:language="zxx" fo:country="none" style:language-asian="zxx" style:country-asian="none" style:language-complex="zxx" style:country-complex="none"/>
    </style:style>
    <style:style style:name="P12" style:family="paragraph" style:parent-style-name="Text_20_body" style:list-style-name="L7">
      <style:text-properties style:font-name="Trebuchet MS" fo:language="zxx" fo:country="none" style:language-asian="zxx" style:country-asian="none" style:language-complex="zxx" style:country-complex="none"/>
    </style:style>
    <style:style style:name="P13" style:family="paragraph" style:parent-style-name="Text_20_body" style:list-style-name="L8">
      <style:text-properties style:font-name="Trebuchet MS" fo:language="zxx" fo:country="none" style:language-asian="zxx" style:country-asian="none" style:language-complex="zxx" style:country-complex="none"/>
    </style:style>
    <style:style style:name="P14" style:family="paragraph" style:parent-style-name="Text_20_body" style:list-style-name="L9">
      <style:text-properties style:font-name="Trebuchet MS" fo:language="zxx" fo:country="none" style:language-asian="zxx" style:country-asian="none" style:language-complex="zxx" style:country-complex="non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10"/>
    <style:style style:name="P20" style:family="paragraph" style:parent-style-name="Text_20_body" style:list-style-name="L11"/>
    <style:style style:name="T1" style:family="text">
      <style:text-properties style:font-name="Trebuchet MS" fo:language="zxx" fo:country="none" style:language-asian="zxx" style:country-asian="none" style:language-complex="zxx" style:country-complex="none"/>
    </style:style>
    <style:style style:name="T2" style:family="text">
      <style:text-properties style:font-name="Trebuchet MS" fo:language="zxx" fo:country="none" officeooo:rsid="0024b345" style:language-asian="zxx" style:country-asian="none" style:language-complex="zxx" style:country-complex="none"/>
    </style:style>
    <style:style style:name="T3" style:family="text">
      <style:text-properties officeooo:rsid="002318b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rchitecture hybride cloud/on-premise avec Redpanda</text:h>
      <text:p text:style-name="P8">Cette proposition présente une architecture hybride combinant une infrastructure on-premise avec les services cloud d’AWS. L’objectif est de <text:span text:style-name="T3">profiter</text:span> de la scalabilité et <text:span text:style-name="T3">de l'autonomie </text:span>des services cloud tout en conservant certains systèmes critiques localement. Redpanda est utilisé comme moteur de streaming central, assurant la gestion des flux de données en temps réel. (cf. Schéma Mermaid)</text:p>
      <text:h text:style-name="P2" text:outline-level="2">Objectifs</text:h>
      <text:list xml:id="list771652220" text:style-name="L4">
        <text:list-item>
          <text:p text:style-name="P9">Migration des données on-premise vers le cloud AWS.</text:p>
        </text:list-item>
        <text:list-item>
          <text:p text:style-name="P9">Stockage évolutif et durable des données non structurées.</text:p>
        </text:list-item>
        <text:list-item>
          <text:p text:style-name="P15"><text:span text:style-name="T1">Traitement des données en temps réel avec </text:span><text:span text:style-name="Strong_20_Emphasis"><text:span text:style-name="T1">Redpanda</text:span></text:span><text:span text:style-name="T1">.</text:span></text:p>
        </text:list-item>
        <text:list-item>
          <text:p text:style-name="P9">Unification de la gestion des identités et des accès, pour une sécurité et une gouvernance cohérentes entre le cloud et le datacenter local.</text:p>
        </text:list-item>
      </text:list>
      <text:h text:style-name="P2" text:outline-level="2">Composants principaux</text:h>
      <table:table table:name="Tableau1" table:style-name="Tableau1">
        <table:table-column table:style-name="Tableau1.A"/>
        <table:table-column table:style-name="Tableau1.B"/>
        <table:table-column table:style-name="Tableau1.C"/>
        <table:table-header-rows>
          <table:table-row table:style-name="TableLine2489703050944">
            <table:table-cell table:style-name="Tableau1.A1" office:value-type="string">
              <text:p text:style-name="P7">Fonction</text:p>
            </table:table-cell>
            <table:table-cell table:style-name="Tableau1.A1" office:value-type="string">
              <text:p text:style-name="P7">Composant AWS</text:p>
            </table:table-cell>
            <table:table-cell table:style-name="Tableau1.A1" office:value-type="string">
              <text:p text:style-name="P7">Justification</text:p>
            </table:table-cell>
          </table:table-row>
        </table:table-header-rows>
        <table:table-row table:style-name="TableLine2489703050944">
          <table:table-cell table:style-name="Tableau1.A1" office:value-type="string">
            <text:p text:style-name="P6">Ingestion temps réel</text:p>
          </table:table-cell>
          <table:table-cell table:style-name="Tableau1.A1" office:value-type="string">
            <text:p text:style-name="Table_20_Contents"><text:span text:style-name="Strong_20_Emphasis"><text:span text:style-name="T1">Redpanda</text:span></text:span></text:p>
          </table:table-cell>
          <table:table-cell table:style-name="Tableau1.A1" office:value-type="string">
            <text:p text:style-name="P6">Kafka-compatible, performant, léger, orchestration intégrée sans Zookeeper.</text:p>
          </table:table-cell>
        </table:table-row>
        <table:table-row table:style-name="TableLine2489703050944">
          <table:table-cell table:style-name="Tableau1.A1" office:value-type="string">
            <text:p text:style-name="P6">Stockage non structuré</text:p>
          </table:table-cell>
          <table:table-cell table:style-name="Tableau1.A1" office:value-type="string">
            <text:p text:style-name="Table_20_Contents"><text:span text:style-name="Strong_20_Emphasis"><text:span text:style-name="T1">Amazon S3</text:span></text:span></text:p>
          </table:table-cell>
          <table:table-cell table:style-name="Tableau1.A1" office:value-type="string">
            <text:p text:style-name="P6">Stockage objet scalable, haute durabilité, économique à grande échelle.</text:p>
          </table:table-cell>
        </table:table-row>
        <table:table-row table:style-name="TableLine2489703050944">
          <table:table-cell table:style-name="Tableau1.A1" office:value-type="string">
            <text:p text:style-name="P6">Entrepôt analytique</text:p>
          </table:table-cell>
          <table:table-cell table:style-name="Tableau1.A1" office:value-type="string">
            <text:p text:style-name="Table_20_Contents"><text:span text:style-name="Strong_20_Emphasis"><text:span text:style-name="T1">Amazon Redshift</text:span></text:span></text:p>
          </table:table-cell>
          <table:table-cell table:style-name="Tableau1.A1" office:value-type="string">
            <text:p text:style-name="P6">SQL performant, colonnaire, intégré aux outils AWS et BI tiers.</text:p>
          </table:table-cell>
        </table:table-row>
        <table:table-row table:style-name="TableLine2489703050944">
          <table:table-cell table:style-name="Tableau1.A1" office:value-type="string">
            <text:p text:style-name="P6">Gestion des identités</text:p>
          </table:table-cell>
          <table:table-cell table:style-name="Tableau1.A1" office:value-type="string">
            <text:p text:style-name="Table_20_Contents"><text:span text:style-name="Strong_20_Emphasis"><text:span text:style-name="T1">AWS Directory Service</text:span></text:span></text:p>
          </table:table-cell>
          <table:table-cell table:style-name="Tableau1.A1" office:value-type="string">
            <text:p text:style-name="P6">Intégration AD, gestion centralisée, support LDAP/SSO/MFA.</text:p>
          </table:table-cell>
        </table:table-row>
        <table:table-row table:style-name="TableLine2489703050944">
          <table:table-cell table:style-name="Tableau1.A1" office:value-type="string">
            <text:p text:style-name="P6">Sync identité hybride</text:p>
          </table:table-cell>
          <table:table-cell table:style-name="Tableau1.A1" office:value-type="string">
            <text:p text:style-name="Table_20_Contents"><text:span text:style-name="Strong_20_Emphasis"><text:span text:style-name="T1">AWS AD Connector / Managed Microsoft AD</text:span></text:span></text:p>
          </table:table-cell>
          <table:table-cell table:style-name="Tableau1.A1" office:value-type="string">
            <text:p text:style-name="P6">Connexion sécurisée à l’AD on-premise, authentification centralisée.</text:p>
          </table:table-cell>
        </table:table-row>
      </table:table>
      <text:p text:style-name="P4"/>
      <text:p text:style-name="P8"/>
      <text:p text:style-name="P8"/>
      <text:p text:style-name="P8"/>
      <text:p text:style-name="P8"/>
      <text:h text:style-name="P2" text:outline-level="2"><text:soft-page-break/>Fonctionnement global</text:h>
      <text:h text:style-name="P3" text:outline-level="3">Ingestion et traitement des données</text:h>
      <text:list xml:id="list1627106317" text:style-name="L5">
        <text:list-item>
          <text:p text:style-name="P16"><text:span text:style-name="Strong_20_Emphasis"><text:span text:style-name="T1">Sources de données structurées</text:span></text:span><text:span text:style-name="T1"> (bases SQL Server, ERP, CRM) sont extraites via des outils d’ETL/CDC comme </text:span><text:span text:style-name="Strong_20_Emphasis"><text:span text:style-name="T1">Airbyte</text:span></text:span><text:span text:style-name="T1"> ou </text:span><text:span text:style-name="Strong_20_Emphasis"><text:span text:style-name="T1">AWS DMS</text:span></text:span><text:span text:style-name="T1">.</text:span></text:p>
        </text:list-item>
        <text:list-item>
          <text:p text:style-name="P16"><text:span text:style-name="Strong_20_Emphasis"><text:span text:style-name="T1">Sources non structurées</text:span></text:span><text:span text:style-name="T1"> (IoT, fichiers, logs) sont collectées en temps réel et transmises à </text:span><text:span text:style-name="Strong_20_Emphasis"><text:span text:style-name="T1">Redpanda</text:span></text:span><text:span text:style-name="T1">.</text:span></text:p>
        </text:list-item>
        <text:list-item>
          <text:p text:style-name="P10">Les flux produits par Redpanda sont :</text:p>
          <text:list>
            <text:list-item>
              <text:p text:style-name="P16"><text:span text:style-name="Strong_20_Emphasis"><text:span text:style-name="T1">Amazon S3</text:span></text:span><text:span text:style-name="T1"> pour stockage long terme.</text:span></text:p>
            </text:list-item>
            <text:list-item>
              <text:p text:style-name="P16"><text:span text:style-name="Strong_20_Emphasis"><text:span text:style-name="T1">Amazon Redshift</text:span></text:span><text:span text:style-name="T1"> pour analyse et visualisation.</text:span></text:p>
            </text:list-item>
          </text:list>
        </text:list-item>
      </text:list>
      <text:h text:style-name="P3" text:outline-level="3">Sécurité et accès</text:h>
      <text:list xml:id="list2429744309" text:style-name="L6">
        <text:list-item>
          <text:p text:style-name="P17"><text:span text:style-name="T1">L’</text:span><text:span text:style-name="Strong_20_Emphasis"><text:span text:style-name="T1">Active Directory local</text:span></text:span><text:span text:style-name="T1"> est fédéré via </text:span><text:span text:style-name="Strong_20_Emphasis"><text:span text:style-name="T1">AWS Directory Service</text:span></text:span><text:span text:style-name="T1">, en utilisant </text:span><text:span text:style-name="Strong_20_Emphasis"><text:span text:style-name="T1">AD Connector</text:span></text:span><text:span text:style-name="T1">.</text:span></text:p>
        </text:list-item>
        <text:list-item>
          <text:p text:style-name="P11">AWS fournit :</text:p>
          <text:list>
            <text:list-item>
              <text:p text:style-name="P11">Authentification unique (SSO)</text:p>
            </text:list-item>
            <text:list-item>
              <text:p text:style-name="P11">Multi-Factor Authentication (MFA) via IAM ou AWS IAM Identity Center</text:p>
            </text:list-item>
            <text:list-item>
              <text:p text:style-name="P11">Contrôle d’accès granulaire basé sur des rôles (IAM + intégration AD)</text:p>
            </text:list-item>
          </text:list>
        </text:list-item>
        <text:list-item>
          <text:p text:style-name="P11">Tous les accès aux composants cloud (Redshift, S3, interfaces Redpanda) sont contrôlés à travers ce système d’identités unifié.</text:p>
        </text:list-item>
      </text:list>
      <text:h text:style-name="P2" text:outline-level="2"/>
      <text:p text:style-name="P8"/>
      <text:p text:style-name="P8"/>
      <text:p text:style-name="P8"/>
      <text:p text:style-name="P8"/>
      <text:p text:style-name="P8"/>
      <text:p text:style-name="P8"/>
      <text:p text:style-name="P8"/>
      <text:h text:style-name="P2" text:outline-level="2"><text:soft-page-break/>Avantages de l’approche hybride AWS + Redpanda</text:h>
      <text:h text:style-name="P3" text:outline-level="3">Performances &amp; scalabilité</text:h>
      <text:list xml:id="list1540437272" text:style-name="L7">
        <text:list-item>
          <text:p text:style-name="P18"><text:span text:style-name="Strong_20_Emphasis"><text:span text:style-name="T1">Redpanda</text:span></text:span><text:span text:style-name="T1"> offre des performances très élevées pour le traitement de flux en temps réel, avec une architecture simplifiée.</text:span></text:p>
        </text:list-item>
        <text:list-item>
          <text:p text:style-name="P18"><text:span text:style-name="Strong_20_Emphasis"><text:span text:style-name="T1">Amazon S3</text:span></text:span><text:span text:style-name="T1"> et </text:span><text:span text:style-name="Strong_20_Emphasis"><text:span text:style-name="T1">Redshift</text:span></text:span><text:span text:style-name="T1"> permettent de scaler horizontalement sans reconfigurer l’architecture.</text:span></text:p>
        </text:list-item>
        <text:list-item>
          <text:p text:style-name="P12">Pas besoin de maintenir un cluster Kafka : Redpanda réduit la complexité.</text:p>
        </text:list-item>
      </text:list>
      <text:h text:style-name="P3" text:outline-level="3">Sécurité et gouvernance</text:h>
      <text:list xml:id="list3679089242" text:style-name="L8">
        <text:list-item>
          <text:p text:style-name="P13">Unification des accès grâce à AWS Directory Service : une seule source de vérité pour les utilisateurs.</text:p>
        </text:list-item>
        <text:list-item>
          <text:p text:style-name="P13">Conformité facilitée grâce aux outils natifs AWS : CloudTrail, GuardDuty, IAM, etc.</text:p>
        </text:list-item>
        <text:list-item>
          <text:p text:style-name="P13">MFA et RBAC facilement déployables sur tous les composants cloud.</text:p>
        </text:list-item>
      </text:list>
      <text:h text:style-name="P3" text:outline-level="3">Intégration continue</text:h>
      <text:list xml:id="list3987916793" text:style-name="L9">
        <text:list-item>
          <text:p text:style-name="P14">Possibilité d’automatiser l’ingestion, l’archivage et le traitement.</text:p>
        </text:list-item>
        <text:list-item>
          <text:p text:style-name="P14">API unifiées et support natif pour outils CI/CD, infrastructure-as-code (CloudFormation, Terraform).</text:p>
        </text:list-item>
      </text:list>
      <text:h text:style-name="P2" text:outline-level="2">Limitations</text:h>
      <text:list xml:id="list928929795" text:style-name="L10">
        <text:list-item>
          <text:p text:style-name="P19"><text:span text:style-name="Strong_20_Emphasis"><text:span text:style-name="T1">Redpanda</text:span></text:span><text:span text:style-name="T1"> nécessite une orchestration manuelle pour la haute disponibilité si déployé on-premise </text:span><text:span text:style-name="T2">(ce qui sera notre cas ici).</text:span></text:p>
        </text:list-item>
        <text:list-item>
          <text:p text:style-name="P19"><text:span text:style-name="Strong_20_Emphasis"><text:span text:style-name="T1">AWS AD Connector</text:span></text:span><text:span text:style-name="T1"> ne réplique pas les identités : dépendance au lien réseau vers l’AD on-premise.</text:span></text:p>
        </text:list-item>
        <text:list-item>
          <text:p text:style-name="P19"><text:span text:style-name="Strong_20_Emphasis"><text:span text:style-name="T1">Coût de Redshift</text:span></text:span><text:span text:style-name="T1"> : bien que scalable, peut devenir onéreux si mal configuré (ex. usage continu).</text:span></text:p>
        </text:list-item>
        <text:list-item>
          <text:p text:style-name="P19"><text:span text:style-name="T1">La </text:span><text:span text:style-name="Strong_20_Emphasis"><text:span text:style-name="T1">latence réseau</text:span></text:span><text:span text:style-name="T1"> entre on-premise et AWS peut impacter les flux en temps réel si le lien est saturé ou instable.</text:span></text:p>
        </text:list-item>
      </text:list>
      <text:p text:style-name="Text_20_body"><text:span text:style-name="T1"/></text:p>
      <text:p text:style-name="Text_20_body"><text:span text:style-name="T1"/></text:p>
      <text:p text:style-name="Text_20_body"><text:span text:style-name="T1"/></text:p>
      <text:h text:style-name="P2" text:outline-level="2"><text:soft-page-break/>Points d’attention pour l'intégration hybride</text:h>
      <text:list xml:id="list4069867585" text:style-name="L11">
        <text:list-item>
          <text:p text:style-name="P20"><text:span text:style-name="Strong_20_Emphasis"><text:span text:style-name="T1">Connexion réseau sécurisée</text:span></text:span><text:span text:style-name="T1"> : prévoir une connexion privée entre AWS et le datacenter (VPN ou AWS Direct Connect).</text:span></text:p>
        </text:list-item>
        <text:list-item>
          <text:p text:style-name="P20"><text:span text:style-name="Strong_20_Emphasis"><text:span text:style-name="T1">Synchronisation des identités</text:span></text:span><text:span text:style-name="T1"> : tester et surveiller la fédération des comptes (latence, cohérence, lockout).</text:span></text:p>
        </text:list-item>
        <text:list-item>
          <text:p text:style-name="P20"><text:span text:style-name="Strong_20_Emphasis"><text:span text:style-name="T1">Monitoring</text:span></text:span><text:span text:style-name="T1"> : mettre en place des outils de supervision des flux (ex : Prometheus, Grafana, CloudWatch).</text:span></text:p>
        </text:list-item>
        <text:list-item>
          <text:p text:style-name="P20"><text:span text:style-name="Strong_20_Emphasis"><text:span text:style-name="T1">Gestion des coûts</text:span></text:span><text:span text:style-name="T1"> : surveiller la consommation de Redshift et le stockage S3 (glacier, versioning).</text:span></text:p>
        </text:list-item>
        <text:list-item>
          <text:p text:style-name="P20"><text:span text:style-name="Strong_20_Emphasis"><text:span text:style-name="T1">Plan de reprise</text:span></text:span><text:span text:style-name="T1"> : penser à la haute disponibilité et au disaster recovery pour Redpanda (réplication, sauvegardes).</text:span></text:p>
        </text:list-item>
      </text:list>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3T15:57:13.082000000</meta:creation-date>
    <dc:date>2025-07-03T16:41:10.275000000</dc:date>
    <meta:editing-duration>PT2M16S</meta:editing-duration>
    <meta:editing-cycles>1</meta:editing-cycles>
    <meta:document-statistic meta:table-count="1" meta:image-count="0" meta:object-count="0" meta:page-count="4" meta:paragraph-count="63" meta:word-count="607" meta:character-count="4031" meta:non-whitespace-character-count="3519"/>
    <meta:generator>LibreOffice/7.3.4.2$Windows_X86_64 LibreOffice_project/728fec16bd5f605073805c3c9e7c4212a0120dc5</meta:generator>
  </office:meta>
</office:document-meta>
</file>